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9cm" svg:height="0.85cm" draw:z-index="0"><draw:image xlink:href="../../odt/images/3034.png" xlink:type="simple" xlink:show="embed" xlink:actuate="onLoad"/></draw:frame></text:p>
          </table:table-cell>
          <table:table-cell table:style-name="Table1.B1" office:value-type="string">
            <text:h text:style-name="P6" text:outline-level="1">Импульс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48cm" svg:height="1.401cm" draw:z-index="1"><draw:image xlink:href="../../odt/images/303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8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Формирует импульс заданной длительности при изменении входа от нуля до единицы.</text:p>
            <text:p text:style-name="P2">Алгоритм работы блока: <text:span text:style-name="T1">если входной сигнал изменился с нулевого значения на единичное (или на ненулевое), то блок формирует на выходе логическую единицу в течение заданного времени. При этом, в течение всего импульса (пока на выходе 1), блок </text:span><text:span text:style-name="T2">не учитывает</text:span><text:span text:style-name="T1"> изменения входного сигнала.</text:span></text:p>
            <text:p text:style-name="P2"><text:span text:style-name="T2">Свойства</text:span>:</text:p>
            <text:list xml:id="list5325807565901867480" text:style-name="L1">
              <text:list-item>
                <text:p text:style-name="P3">Длительность импульса — время, в течение которого блок формирует логическую единицу на выходе.</text:p>
              </text:list-item>
              <text:list-item>
                <text:p text:style-name="P3">Длительность задается через – способ задания длительности импульса: через доволнительный вход или через параметр блока «Длительность импульса».</text:p>
              </text:list-item>
            </text:list>
            <text:p text:style-name="P2"><text:span text:style-name="T4">Сравнительный пример</text:span> работы блока:</text:p>
            <text:p text:style-name="P2">Рассмотрим три блока с длительностью импульсов 1, 4 и 10 секунд. При этом на вход в блоки будем подавать один и тот же сигнал типа «меандр» с полным периодом 7 секунд (длительность первого полупериода 2 с, второго 5 с). Время расчета — 30 с:</text:p>
            <text:p text:style-name="P4"><draw:frame draw:style-name="fr2" draw:name="Графический объект3" text:anchor-type="as-char" svg:width="8.2cm" svg:height="5.74cm" draw:z-index="2"><draw:image xlink:href="../../odt/images/3034_example.png" xlink:type="simple" xlink:show="embed" xlink:actuate="onLoad"/></draw:frame></text:p>
            <text:p text:style-name="P5">Рассмотрим графики получаемых импульсов на выходе из блоков <text:span text:style-name="T3">(</text:span>розовый график — входной сигнал типа «меандр», черный график — импульс):</text:p>
            <text:p text:style-name="P4"><text:soft-page-break/><draw:frame draw:style-name="fr2" draw:name="Графический объект4" text:anchor-type="as-char" svg:width="13.229cm" svg:height="7.938cm" draw:z-index="3"><draw:image xlink:href="../../odt/images/3034_example_1.png" xlink:type="simple" xlink:show="embed" xlink:actuate="onLoad"/></draw:frame></text:p>
            <text:p text:style-name="P4"><draw:frame draw:style-name="fr2" draw:name="Графический объект5" text:anchor-type="as-char" svg:width="13.229cm" svg:height="7.938cm" draw:z-index="4"><draw:image xlink:href="../../odt/images/3034_example_2.png" xlink:type="simple" xlink:show="embed" xlink:actuate="onLoad"/></draw:frame></text:p>
            <text:p text:style-name="P4"><draw:frame draw:style-name="fr2" draw:name="Графический объект6" text:anchor-type="as-char" svg:width="13.229cm" svg:height="7.938cm" draw:z-index="5"><draw:image xlink:href="../../odt/images/3034_example_3.png" xlink:type="simple" xlink:show="embed" xlink:actuate="onLoad"/></draw:frame></text:p>
            <text:p text:style-name="P2">Как видно из графиков, блок генерирует импульсы строго заданной длительности и только в тот момент, когда входной сигнал изменяется от 0 до 1. При этом, если импульс уже генерируется, то блок не принимает в расчёт изменения входного сигнала (см. график с импульсом 7 с)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</dc:title>
    <dc:date>2014-12-01T18:45:34.04</dc:date>
    <meta:generator>OpenOffice/4.1.1$Win32 OpenOffice.org_project/411m6$Build-9775</meta:generator>
    <meta:editing-duration>PT2H34M</meta:editing-duration>
    <meta:editing-cycles>44</meta:editing-cycles>
    <meta:document-statistic meta:table-count="1" meta:image-count="6" meta:object-count="0" meta:page-count="2" meta:paragraph-count="19" meta:word-count="207" meta:character-count="1341"/>
  </office:meta>
</office:document-meta>
</file>